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</style:style>
    <style:style style:name="P2" style:family="paragraph" style:parent-style-name="Heading_20_1">
      <style:paragraph-properties fo:margin-left="0.233cm" fo:margin-right="1.983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.233cm" fo:margin-right="0cm" fo:text-align="justify" style:justify-single-word="false" fo:text-indent="0cm" style:auto-text-indent="false"/>
    </style:style>
    <style:style style:name="P4" style:family="paragraph" style:parent-style-name="Heading_20_1">
      <style:paragraph-properties fo:margin-left="0.233cm" fo:margin-right="11.815cm" fo:margin-top="0.159cm" fo:margin-bottom="0cm" style:contextual-spacing="false" fo:line-height="200%" fo:text-indent="0cm" style:auto-text-indent="false"/>
      <style:text-properties officeooo:paragraph-rsid="001fda4b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6" style:family="paragraph" style:parent-style-name="Standard">
      <style:paragraph-properties fo:margin-left="0.233cm" fo:margin-right="0cm" fo:text-indent="0cm" style:auto-text-indent="false"/>
    </style:style>
    <style:style style:name="P7" style:family="paragraph" style:parent-style-name="Standard">
      <style:paragraph-properties fo:margin-left="0.233cm" fo:margin-right="0cm" fo:margin-top="0.335cm" fo:margin-bottom="0cm" style:contextual-spacing="false" fo:text-indent="0cm" style:auto-text-indent="false"/>
    </style:style>
    <style:style style:name="P8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9" style:family="paragraph" style:parent-style-name="Text_20_body">
      <style:paragraph-properties fo:margin-top="0.009cm" fo:margin-bottom="0cm" style:contextual-spacing="false"/>
      <style:text-properties fo:font-size="12pt" style:font-size-asian="12pt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style:font-size-asian="12pt"/>
    </style:style>
    <style:style style:name="P11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.049cm" fo:margin-right="3.992cm" fo:text-indent="0cm" style:auto-text-indent="false"/>
    </style:style>
    <style:style style:name="P13" style:family="paragraph" style:parent-style-name="Text_20_body">
      <style:text-properties fo:font-weight="bold" style:font-weight-asian="bold"/>
    </style:style>
    <style:style style:name="P14" style:family="paragraph" style:parent-style-name="Text_20_body">
      <style:paragraph-properties fo:margin-top="0.012cm" fo:margin-bottom="0cm" style:contextual-spacing="false"/>
      <style:text-properties fo:font-size="11pt" fo:font-weight="bold" style:font-size-asian="11pt" style:font-weight-asian="bold"/>
    </style:style>
    <style:style style:name="P15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6" style:family="paragraph" style:parent-style-name="Text_20_body">
      <style:paragraph-properties fo:margin-top="0.019cm" fo:margin-bottom="0cm" style:contextual-spacing="false"/>
      <style:text-properties fo:font-size="5.5pt" fo:font-weight="bold" style:font-size-asian="5.5pt" style:font-weight-asian="bold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14.5pt" fo:font-weight="bold" style:font-size-asian="14.5pt" style:font-weight-asian="bold"/>
    </style:style>
    <style:style style:name="P18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19" style:family="paragraph" style:parent-style-name="Text_20_body">
      <style:paragraph-properties fo:margin-left="0.183cm" fo:margin-right="0cm" fo:text-indent="0cm" style:auto-text-indent="false"/>
    </style:style>
    <style:style style:name="P20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21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22" style:family="paragraph" style:parent-style-name="Text_20_body">
      <style:text-properties fo:font-size="13pt" style:font-size-asian="13pt"/>
    </style:style>
    <style:style style:name="P23" style:family="paragraph" style:parent-style-name="Heading_20_1">
      <style:text-properties officeooo:paragraph-rsid="0021b3b7"/>
    </style:style>
    <style:style style:name="P24" style:family="paragraph" style:parent-style-name="Standard">
      <style:paragraph-properties fo:margin-left="0.233cm" fo:margin-right="0cm" fo:margin-top="0.335cm" fo:margin-bottom="0cm" style:contextual-spacing="false" fo:text-indent="0cm" style:auto-text-indent="false"/>
      <style:text-properties officeooo:paragraph-rsid="0021b3b7"/>
    </style:style>
    <style:style style:name="P25" style:family="paragraph" style:parent-style-name="Standard">
      <style:paragraph-properties fo:margin-left="0.233cm" fo:margin-right="0cm" fo:text-indent="0cm" style:auto-text-indent="false"/>
      <style:text-properties officeooo:paragraph-rsid="0021b3b7"/>
    </style:style>
    <style:style style:name="P26" style:family="paragraph" style:parent-style-name="Text_20_body">
      <style:paragraph-properties fo:margin-left="0.183cm" fo:margin-right="0cm" fo:text-indent="0cm" style:auto-text-indent="false"/>
      <style:text-properties officeooo:paragraph-rsid="0021b3b7"/>
    </style:style>
    <style:style style:name="P27" style:family="paragraph" style:parent-style-name="Standard">
      <style:paragraph-properties fo:margin-left="0.233cm" fo:margin-right="0cm" fo:line-height="0.385cm" fo:text-indent="0cm" style:auto-text-indent="false"/>
    </style:style>
    <style:style style:name="P2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9" style:family="paragraph" style:parent-style-name="Heading_20_1">
      <style:paragraph-properties fo:margin-top="0.159cm" fo:margin-bottom="0cm" style:contextual-spacing="false"/>
      <style:text-properties fo:font-size="22pt" style:font-size-asian="22pt" style:font-size-complex="22pt"/>
    </style:style>
    <style:style style:name="P30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3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officeooo:rsid="00226bf6" officeooo:paragraph-rsid="00226bf6" style:font-size-asian="10pt" style:font-style-asian="normal" style:font-weight-asian="normal"/>
    </style:style>
    <style:style style:name="P3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1e1f22"/>
      <style:paragraph-properties fo:background-color="#1e1f22"/>
      <style:text-properties fo:color="#bcbec4" loext:opacity="100%" fo:language="en" fo:country="US"/>
    </style:style>
    <style:style style:name="P34" style:family="paragraph" style:parent-style-name="Standard">
      <style:paragraph-properties fo:margin-left="0.233cm" fo:margin-right="0cm" fo:text-indent="0cm" style:auto-text-indent="false"/>
      <style:text-properties fo:font-size="12pt" fo:font-weight="bold" style:font-size-asian="12pt" style:font-weight-asian="bold"/>
    </style:style>
    <style:style style:name="P35" style:family="paragraph" style:parent-style-name="Standard" style:master-page-name="Converted4">
      <style:paragraph-properties fo:margin-left="0.233cm" fo:margin-right="0cm" fo:line-height="0.385cm" fo:text-indent="0cm" style:auto-text-indent="false" style:page-number="auto"/>
      <style:text-properties fo:font-size="12pt" fo:font-weight="bold" officeooo:rsid="0021b3b7" officeooo:paragraph-rsid="0021b3b7" style:font-size-asian="12pt" style:font-weight-asian="bold"/>
    </style:style>
    <style:style style:name="P36" style:family="paragraph" style:parent-style-name="Standard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37" style:family="paragraph" style:parent-style-name="Standard">
      <style:paragraph-properties fo:margin-left="0.233cm" fo:margin-right="0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3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style:font-size-asian="12pt"/>
    </style:style>
    <style:style style:name="P3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style:font-size-asian="12pt" style:font-weight-asian="bold" style:font-weight-complex="bold"/>
    </style:style>
    <style:style style:name="P4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231a38" style:font-size-asian="12pt" style:font-weight-asian="bold" style:font-weight-complex="bold"/>
    </style:style>
    <style:style style:name="P41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31a38"/>
    </style:style>
    <style:style style:name="P42" style:family="paragraph" style:parent-style-name="Standard">
      <style:paragraph-properties fo:margin-left="0cm" fo:margin-right="0cm" fo:line-height="0.483cm" fo:text-indent="0cm" style:auto-text-indent="false"/>
      <style:text-properties officeooo:paragraph-rsid="00231a38"/>
    </style:style>
    <style:style style:name="P43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4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5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46" style:family="paragraph" style:parent-style-name="Text_20_body" style:master-page-name="Converted3">
      <style:paragraph-properties style:page-number="auto"/>
      <style:text-properties fo:font-size="13pt" style:font-size-asian="13pt"/>
    </style:style>
    <style:style style:name="P47" style:family="paragraph" style:parent-style-name="Text_20_body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48" style:family="paragraph" style:parent-style-name="Text_20_body">
      <style:paragraph-properties fo:margin-top="0.012cm" fo:margin-bottom="0cm" style:contextual-spacing="false"/>
      <style:text-properties fo:font-size="11pt" fo:font-weight="bold" style:font-size-asian="11pt" style:font-weight-asian="bold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4cm" officeooo:rsid="0021b3b7"/>
    </style:style>
    <style:style style:name="T7" style:family="text">
      <style:text-properties fo:letter-spacing="-0.007cm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letter-spacing="-0.009cm" fo:font-weight="bold" style:font-size-asian="12pt" style:font-weight-asian="bold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14cm" fo:font-weight="bold" style:font-size-asian="12pt" style:font-weight-asian="bold"/>
    </style:style>
    <style:style style:name="T13" style:family="text">
      <style:text-properties fo:font-size="12pt" fo:letter-spacing="-0.014cm" style:font-size-asian="12pt"/>
    </style:style>
    <style:style style:name="T14" style:family="text">
      <style:text-properties fo:font-size="12pt" fo:font-style="italic" fo:font-weight="bold" style:font-size-asian="12pt" style:font-style-asian="italic" style:font-weight-asian="bold"/>
    </style:style>
    <style:style style:name="T15" style:family="text">
      <style:text-properties fo:font-size="12pt" fo:font-style="italic" fo:font-weight="bold" officeooo:rsid="0021b3b7" style:font-size-asian="12pt" style:font-style-asian="italic" style:font-weight-asian="bold"/>
    </style:style>
    <style:style style:name="T16" style:family="text">
      <style:text-properties fo:font-size="12pt" fo:font-style="italic" fo:font-weight="bold" officeooo:rsid="00231a38" style:font-size-asian="12pt" style:font-style-asian="italic" style:font-weight-asian="bold"/>
    </style:style>
    <style:style style:name="T17" style:family="text">
      <style:text-properties fo:font-size="12pt" fo:language="en" fo:country="US" fo:font-style="italic" fo:font-weight="bold" officeooo:rsid="0021b3b7" style:font-size-asian="12pt" style:font-style-asian="italic" style:font-weight-asian="bold"/>
    </style:style>
    <style:style style:name="T18" style:family="text">
      <style:text-properties fo:font-size="12pt" fo:letter-spacing="-0.018cm" fo:font-weight="bold" style:font-size-asian="12pt" style:font-weight-asian="bold"/>
    </style:style>
    <style:style style:name="T19" style:family="text">
      <style:text-properties fo:font-size="12pt" fo:letter-spacing="-0.016cm" fo:font-weight="bold" style:font-size-asian="12pt" style:font-weight-asian="bold"/>
    </style:style>
    <style:style style:name="T20" style:family="text">
      <style:text-properties fo:font-size="12pt" fo:letter-spacing="-0.007cm" fo:font-weight="bold" style:font-size-asian="12pt" style:font-weight-asian="bold"/>
    </style:style>
    <style:style style:name="T21" style:family="text">
      <style:text-properties fo:font-size="12pt" fo:letter-spacing="-0.007cm" style:font-size-asian="12pt"/>
    </style:style>
    <style:style style:name="T22" style:family="text">
      <style:text-properties fo:font-size="12pt" fo:letter-spacing="-0.012cm" style:font-size-asian="12pt"/>
    </style:style>
    <style:style style:name="T23" style:family="text">
      <style:text-properties fo:font-size="12pt" fo:letter-spacing="-0.005cm" style:font-size-asian="12pt"/>
    </style:style>
    <style:style style:name="T24" style:family="text">
      <style:text-properties fo:font-size="12pt" fo:letter-spacing="-0.011cm" style:font-size-asian="12pt"/>
    </style:style>
    <style:style style:name="T25" style:family="text">
      <style:text-properties fo:letter-spacing="-0.101cm"/>
    </style:style>
    <style:style style:name="T26" style:family="text">
      <style:text-properties fo:letter-spacing="-0.009cm"/>
    </style:style>
    <style:style style:name="T27" style:family="text">
      <style:text-properties fo:letter-spacing="-0.011cm"/>
    </style:style>
    <style:style style:name="T28" style:family="text">
      <style:text-properties fo:letter-spacing="-0.002cm"/>
    </style:style>
    <style:style style:name="T29" style:family="text">
      <style:text-properties fo:letter-spacing="-0.002cm" officeooo:rsid="00226bf6"/>
    </style:style>
    <style:style style:name="T30" style:family="text">
      <style:text-properties fo:letter-spacing="-0.021cm"/>
    </style:style>
    <style:style style:name="T3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cf8e6d" loext:opacity="100%" style:font-name="JetBrains Mono" fo:font-size="10pt" fo:font-style="normal" fo:font-weight="normal" style:font-size-asian="10pt" style:language-asian="ru" style:country-asian="RU" style:font-style-asian="normal" style:font-weight-asian="normal" style:font-name-complex="Courier New1" style:font-size-complex="10pt"/>
    </style:style>
    <style:style style:name="T34" style:family="text">
      <style:text-properties fo:color="#cf8e6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bcbec4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5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8"/>
        <text:h text:style-name="P1" text:outline-level="1">Практическое<text:span text:style-name="T5"> </text:span>занятие<text:span text:style-name="T7"> </text:span>№<text:span text:style-name="T5"> </text:span><text:span text:style-name="T6">6</text:span></text:h>
        <text:p text:style-name="P41"><text:span text:style-name="T8">Тема:</text:span><text:span text:style-name="T9"> спрактического занятия: Составление программ со строками в IDE PyCharm Community. </text:span></text:p>
        <text:p text:style-name="P42"><text:span text:style-name="T9"/></text:p>
        <text:p text:style-name="P41"><text:span text:style-name="T9"/></text:p>
        <text:p text:style-name="P41"><text:span text:style-name="T9">Количество часов: 6 3. </text:span></text:p>
        <text:p text:style-name="P41"><text:span text:style-name="T9"/></text:p>
        <text:p text:style-name="P41"><text:span text:style-name="T9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</text:span></text:p>
        <text:p text:style-name="P41"><text:span text:style-name="T9"/></text:p>
        <text:p text:style-name="P3"><text:span text:style-name="T8">Постановка</text:span><text:span text:style-name="T12"> </text:span><text:span text:style-name="T8">задачи:</text:span></text:p>
        <text:p text:style-name="Text_20_body">Дана непустая строка S и целое число N (&gt; 0). Вывести строку, содержащую символы строки S, между которыми вставлено по N символов «*» (звездочка).</text:p>
        <text:p text:style-name="P13"/>
        <text:p text:style-name="P13"/>
        <text:p text:style-name="P14">Дана строка-предложение на русском языке. Вывести самое короткое слово в предложении. Если таких слов несколько, то вывести последнее из них. Словом считать набор символов, не содержащий пробелов, знаков препинания и ограниченный пробелами, знаками препинания или началом/концом строки.</text:p>
        <text:p text:style-name="P14"/>
        <text:h text:style-name="P4" text:outline-level="1">Тип<text:span text:style-name="T30"> </text:span>алгоритма:ветвящейся<text:span text:style-name="T25"> </text:span></text:h>
      </text:section>
      <text:h text:style-name="P29" text:outline-level="1"/>
      <text:p text:style-name="P16"/>
      <text:p text:style-name="P17"/>
      <text:p text:style-name="P11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5"><text:span text:style-name="T14">PZ_</text:span><text:span text:style-name="T16">7.1</text:span></text:p>
      <text:h text:style-name="Heading_20_1" text:outline-level="1">Текст<text:span text:style-name="T3"> </text:span>программы:</text:h>
      <text:p text:style-name="P19"><draw:frame draw:style-name="fr1" draw:name="Врезка2" text:anchor-type="as-char" svg:width="17.106cm" svg:height="7.627cm" draw:z-index="1"><draw:text-box><text:p text:style-name="P43"><text:span text:style-name="T39"># Дана непустая строка S и целое число N (&gt; 0). Вывести строку, содержащую символы</text:span><text:line-break/><text:span text:style-name="T39"># строки S, между которыми вставлено по N символов «*» (звездочка).</text:span><text:line-break/><text:span text:style-name="T35">word = </text:span><text:span text:style-name="T40">str</text:span><text:span text:style-name="T35">(</text:span><text:span text:style-name="T40">input</text:span><text:span text:style-name="T35">())</text:span><text:line-break/><text:span text:style-name="T35">N = </text:span><text:span text:style-name="T40">int</text:span><text:span text:style-name="T35">(</text:span><text:span text:style-name="T40">input</text:span><text:span text:style-name="T35">(</text:span><text:span text:style-name="T42">"Введите кол-во символов для букав: "</text:span><text:span text:style-name="T35">)) <text:s/></text:span><text:span text:style-name="T39"># Количество повторений символа</text:span><text:line-break/><text:span text:style-name="T35">symbol = </text:span><text:span text:style-name="T42">"*"</text:span><text:line-break/><text:line-break/><text:span text:style-name="T35">new_word = </text:span><text:span text:style-name="T42">''</text:span><text:line-break/><text:span text:style-name="T31">for </text:span><text:span text:style-name="T35">letter </text:span><text:span text:style-name="T31">in </text:span><text:span text:style-name="T35">word:</text:span><text:line-break/><text:span text:style-name="T35"> <text:s text:c="3"/>new_word += letter + (symbol * N)</text:span><text:line-break/><text:line-break/><text:span text:style-name="T40">print</text:span><text:span text:style-name="T35">(new_word)</text:span><text:line-break/></text:p><text:p text:style-name="P43"><text:span text:style-name="T35"/></text:p><text:p text:style-name="P30"/><text:p text:style-name="P18"/></draw:text-box></draw:frame></text:p>
      <text:p text:style-name="P13"/>
      <text:p text:style-name="P20"/>
      <text:p text:style-name="P6"><text:span text:style-name="T8">Протокол</text:span><text:span text:style-name="T18"> </text:span><text:span text:style-name="T8">работы</text:span><text:span text:style-name="T19"> </text:span><text:span text:style-name="T8">программы:</text:span></text:p>
      <text:p text:style-name="P15"/>
      <text:p text:style-name="P10">/home/student/Документы/Zorenko_Py/venv/bin/python /home/student/Документы/Zorenko_Py/PZ_7.1/PZ_7.1.py </text:p>
      <text:p text:style-name="P10">слово</text:p>
      <text:p text:style-name="P10">Введите кол-во символов для букав: 3</text:p>
      <text:p text:style-name="P10">с***л***о***в***о***</text:p>
      <text:p text:style-name="P10"><text:soft-page-break/></text:p>
      <text:p text:style-name="P10">Process finished with exit code 0</text:p>
      <text:p text:style-name="P10"/>
      <text:p text:style-name="P10"/>
      <text:p text:style-name="P39"/>
      <text:p text:style-name="P40">PZ_7.2</text:p>
      <text:p text:style-name="P46"/>
      <text:p text:style-name="P22"/>
      <text:p text:style-name="P22"/>
      <text:p text:style-name="P22"/>
      <text:p text:style-name="P7"><text:span text:style-name="T14">PZ_</text:span><text:span text:style-name="T17">6</text:span><text:span text:style-name="T14">.2</text:span></text:p>
      <text:h text:style-name="Heading_20_1" text:outline-level="1">Текст<text:span text:style-name="T3"> </text:span>программы:</text:h>
      <text:p text:style-name="P19"><draw:frame draw:style-name="fr1" draw:name="Врезка3" text:anchor-type="as-char" svg:width="17.106cm" svg:height="13.473cm" draw:z-index="0"><draw:text-box><text:p text:style-name="P31">Дан список размера N. Найти два соседних элемента, сумма которых максимальна, и вывести эти элементы в порядке возрастания их индексов.</text:p><text:p text:style-name="P32"/><text:p text:style-name="P32"/><text:p text:style-name="P28"><text:span text:style-name="T34">import </text:span><text:span text:style-name="T35">random</text:span><text:line-break/><text:span text:style-name="T35">lsd = []</text:span><text:line-break/><text:span text:style-name="T35">i = </text:span><text:span text:style-name="T38">0</text:span><text:line-break/><text:span text:style-name="T31">for </text:span><text:span text:style-name="T35">_ </text:span><text:span text:style-name="T31">in </text:span><text:span text:style-name="T40">range</text:span><text:span text:style-name="T35">(</text:span><text:span text:style-name="T38">10</text:span><text:span text:style-name="T35">):</text:span><text:line-break/><text:span text:style-name="T35"> <text:s text:c="3"/>lsd.append(random.randint(</text:span><text:span text:style-name="T38">1</text:span><text:span text:style-name="T35">,</text:span><text:span text:style-name="T38">10</text:span><text:span text:style-name="T35">))</text:span><text:line-break/><text:span text:style-name="T35">lsd.sort()</text:span><text:line-break/><text:line-break/><text:span text:style-name="T35">first = lsd[</text:span><text:span text:style-name="T38">0</text:span><text:span text:style-name="T35">]</text:span><text:line-break/><text:span text:style-name="T35">second = lsd[</text:span><text:span text:style-name="T38">1</text:span><text:span text:style-name="T35">]</text:span><text:line-break/><text:line-break/><text:span text:style-name="T40">print</text:span><text:span text:style-name="T35">(first + second)</text:span></text:p><text:p text:style-name="P33"/></draw:text-box></draw:frame></text:p>
      <text:p text:style-name="P13"/>
      <text:p text:style-name="P21"/>
      <text:p text:style-name="P6"><text:span text:style-name="T8">Протокол</text:span><text:span text:style-name="T18"> </text:span><text:span text:style-name="T8">работы</text:span><text:span text:style-name="T19"> </text:span><text:span text:style-name="T8">программы:</text:span></text:p>
      <text:p text:style-name="P34">/home/student/Документы/Zorenko_Py/venv/bin/python /home/student/Документы/Zorenko_Py/reports/6.2 pop.py </text:p>
      <text:p text:style-name="P34">2</text:p>
      <text:p text:style-name="P34"/>
      <text:p text:style-name="P34">Process finished with exit code 0</text:p>
      <text:p text:style-name="P35"/>
      <text:p text:style-name="P24"><text:span text:style-name="T14">PZ_</text:span><text:span text:style-name="T17">6</text:span><text:span text:style-name="T14">.</text:span><text:span text:style-name="T15">1</text:span></text:p>
      <text:h text:style-name="P23" text:outline-level="1">Текст<text:span text:style-name="T3"> </text:span>программы:</text:h>
      <text:p text:style-name="P26"><draw:frame draw:style-name="fr1" draw:name="Врезка4" text:anchor-type="as-char" svg:width="17.106cm" svg:height="13.473cm" draw:z-index="2"><draw:text-box><text:p text:style-name="P32"><text:bookmark-start text:name="__DdeLink__863_2976290116"/>Дан список A размера N (N — нечетное число). Вывести его элементы с нечетными номерами в порядке убывания номеров: AN, AN-2, AN-4, ..., A1. Условный оператор не использовать<text:bookmark-end text:name="__DdeLink__863_2976290116"/></text:p><text:p text:style-name="P32"/><text:p text:style-name="P28"><text:span text:style-name="T37">Diapazon </text:span><text:span text:style-name="T35">= </text:span><text:span text:style-name="T40">int</text:span><text:span text:style-name="T35">(</text:span><text:span text:style-name="T40">input</text:span><text:span text:style-name="T35">(</text:span><text:span text:style-name="T42">"число должно быть нечетным: "</text:span><text:span text:style-name="T35">))</text:span><text:line-break/><text:span text:style-name="T31">if </text:span><text:span text:style-name="T35">Diapazon % </text:span><text:span text:style-name="T38">2 </text:span><text:span text:style-name="T35">!=</text:span><text:span text:style-name="T38">0</text:span><text:span text:style-name="T35">:</text:span><text:line-break/><text:span text:style-name="T35"> <text:s text:c="3"/>My_list = [x </text:span><text:span text:style-name="T31">for </text:span><text:span text:style-name="T35">x </text:span><text:span text:style-name="T31">in </text:span><text:span text:style-name="T40">range</text:span><text:span text:style-name="T35">(Diapazon +</text:span><text:span text:style-name="T38">1</text:span><text:span text:style-name="T35">) </text:span><text:span text:style-name="T31">if </text:span><text:span text:style-name="T35">x %</text:span><text:span text:style-name="T38">2 </text:span><text:span text:style-name="T35">!=</text:span><text:span text:style-name="T38">0 </text:span><text:span text:style-name="T35">]</text:span><text:line-break/><text:span text:style-name="T35"> <text:s text:c="3"/>My_list = My_list[::</text:span><text:span text:style-name="T38">2</text:span><text:span text:style-name="T35">]</text:span><text:line-break/><text:span text:style-name="T35"> <text:s text:c="3"/>My_list.reverse()</text:span><text:line-break/><text:span text:style-name="T35"> <text:s text:c="3"/></text:span><text:span text:style-name="T40">print</text:span><text:span text:style-name="T35">(My_list)</text:span><text:line-break/><text:span text:style-name="T31">else</text:span><text:span text:style-name="T35">:</text:span><text:line-break/><text:span text:style-name="T35"> <text:s text:c="3"/></text:span><text:span text:style-name="T40">print</text:span><text:span text:style-name="T35">(</text:span><text:span text:style-name="T42">"False"</text:span><text:span text:style-name="T35">)</text:span></text:p><text:p text:style-name="P33"/></draw:text-box></draw:frame></text:p>
      <text:p text:style-name="P47"/>
      <text:p text:style-name="P36"/>
      <text:p text:style-name="P25"><text:span text:style-name="T8">Протокол</text:span><text:span text:style-name="T18"> </text:span><text:span text:style-name="T8">работы</text:span><text:span text:style-name="T19"> </text:span><text:span text:style-name="T8">программы:</text:span></text:p>
      <text:p text:style-name="P37">/home/student/Документы/Zorenko_Py/venv/bin/python /home/student/Документы/Zorenko_Py/PZ_6/PZ_6.1.py </text:p>
      <text:p text:style-name="P37">число должно быть нечетным: 13</text:p>
      <text:p text:style-name="P37">[13, 9, 5, 1]</text:p>
      <text:p text:style-name="P37"/>
      <text:p text:style-name="P37">Process finished with exit code 0</text:p>
      <text:p text:style-name="P36"/>
      <text:p text:style-name="P36"/>
      <text:p text:style-name="P36"/>
      <text:p text:style-name="P36"/>
      <text:p text:style-name="P36"/>
      <text:p text:style-name="P27"><text:span text:style-name="T8">Вывод:</text:span><text:span text:style-name="T20"> </text:span><text:span text:style-name="T11">в</text:span><text:span text:style-name="T10"> </text:span><text:span text:style-name="T11">процессе</text:span><text:span text:style-name="T21"> </text:span><text:span text:style-name="T11">выполнения</text:span><text:span text:style-name="T22"> </text:span><text:span text:style-name="T11">практического</text:span><text:span text:style-name="T21"> </text:span><text:span text:style-name="T11">занятия</text:span><text:span text:style-name="T23"> </text:span><text:span text:style-name="T11">выработал</text:span><text:span text:style-name="T10"> </text:span><text:span text:style-name="T11">навыки</text:span><text:span text:style-name="T23"> </text:span><text:span text:style-name="T11">составления</text:span></text:p>
      <text:p text:style-name="P6"><text:span text:style-name="T11">программ</text:span><text:span text:style-name="T13"> </text:span><text:span text:style-name="T11">ветвящейся</text:span><text:span text:style-name="T22"> </text:span><text:span text:style-name="T11">структуры</text:span><text:span text:style-name="T24"> </text:span><text:span text:style-name="T11">в</text:span><text:span text:style-name="T10"> </text:span><text:span text:style-name="T11">IDE</text:span><text:span text:style-name="T13"> </text:span><text:span text:style-name="T11">PyCharm</text:span><text:span text:style-name="T22"> </text:span><text:span text:style-name="T11">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3-12-04T10:53:00</meta:creation-date>
    <dc:date>2023-12-12T17:38:37.351876326</dc:date>
    <meta:editing-duration>PT25M10S</meta:editing-duration>
    <meta:generator>LibreOffice/7.3.7.2$Linux_X86_64 LibreOffice_project/30$Build-2</meta:generator>
    <meta:document-statistic meta:table-count="0" meta:image-count="0" meta:object-count="0" meta:page-count="4" meta:paragraph-count="42" meta:word-count="357" meta:character-count="2743" meta:non-whitespace-character-count="2384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